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c5dc2" officeooo:paragraph-rsid="000c5dc2"/>
    </style:style>
    <style:style style:name="P2" style:family="paragraph" style:parent-style-name="Text_20_body">
      <style:paragraph-properties fo:text-align="start" style:justify-single-word="false">
        <style:tab-stops>
          <style:tab-stop style:position="4.0209in"/>
        </style:tab-stops>
      </style:paragraph-properties>
      <style:text-properties fo:font-size="11pt" officeooo:rsid="000c5dc2" officeooo:paragraph-rsid="000c5dc2" style:font-size-asian="11pt" style:font-size-complex="11pt"/>
    </style:style>
    <style:style style:name="P3" style:family="paragraph" style:parent-style-name="Text_20_body">
      <style:paragraph-properties fo:text-align="start" style:justify-single-word="false">
        <style:tab-stops>
          <style:tab-stop style:position="4.0209in"/>
        </style:tab-stops>
      </style:paragraph-properties>
      <style:text-properties fo:font-size="11pt" officeooo:rsid="000d32dd" officeooo:paragraph-rsid="000d32dd" style:font-size-asian="11pt" style:font-size-complex="11pt"/>
    </style:style>
    <style:style style:name="P4" style:family="paragraph" style:parent-style-name="Title">
      <style:text-properties officeooo:rsid="000c5dc2" officeooo:paragraph-rsid="000c5d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Unfamiliar Word</text:p>
      <text:p text:style-name="P1">A Method of Understanding a Foreign Language Quickly</text:p>
      <text:p text:style-name="P1"/>
      <text:p text:style-name="P2">The sentence is a powerful means of communicating a meaning.</text:p>
      <text:p text:style-name="P2">The power of a sentence is in its ability to control a person’s next action through conveying a command.</text:p>
      <text:p text:style-name="P2">The command of a sentence is in the understanding of it, and does not arise from any inherent words or syllables.</text:p>
      <text:p text:style-name="P2">The sentence structure is well-defined in languages spoken on Earth, and likely in languages spoken elsewhere, also.</text:p>
      <text:p text:style-name="P2">The structure of a known sentence is to emphasize the understood important syllables when spoken, and in some languages, when written as well.</text:p>
      <text:p text:style-name="P2">These sound like accented parts of the sentence when it is being spoken by someone who understands what they’re saying.</text:p>
      <text:p text:style-name="P2">To communicate with someone who is using accented sentences that you don’t understand, you can refer to the syllables they accent as place holders in your mind for what meaning they’re attempting to convey.</text:p>
      <text:p text:style-name="P2">The command portion of a sentence is in the attitude of the person speaking: are they requesting something from you, or are they giving you something?</text:p>
      <text:p text:style-name="P2">The command portion is essential for understanding an appropriate response, and may be even more critical if in a dangerous situation.</text:p>
      <text:p text:style-name="P2">The important portions of a sentence are re-emphasized to the speaking party in order to obtain more information on the meaning of the sentence.</text:p>
      <text:p text:style-name="P2">When repeated to the speaker, you can omit the parts of the sentence that are not emphasized, i.e. not important, and the speaker will likely obtain a meaning from you that the sentence was not fully understood, but that you caught the important bits.</text:p>
      <text:p text:style-name="P2">The important syllables will then likely be repeated in a new sentence form that is another attempt to have you fully understand the meaning the speaker is attempting to convey.</text:p>
      <text:p text:style-name="P2">The sentence being spoken is the key to understanding the language you are hearing.</text:p>
      <text:p text:style-name="P2">To communicate effectively, the speaking party is spoken to using a technique of phonetic reasoning that will cause the speaker to give you something, rather than ask for something.</text:p>
      <text:p text:style-name="P2">This phonetic reasoning is to swap the order of the phonetic syllables into the reverse as they were given to you, and speak the sentence to the other party, and they will give you something instead of asking for something.</text:p>
      <text:p text:style-name="P3">The language being spoken to you will likely continue in a similar manner, and you will be able to understand the speakers meaning by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2:40:08.082746288</meta:creation-date>
    <dc:date>2018-04-24T22:58:03.701456726</dc:date>
    <meta:editing-duration>PT1M3S</meta:editing-duration>
    <meta:editing-cycles>1</meta:editing-cycles>
    <meta:document-statistic meta:table-count="0" meta:image-count="0" meta:object-count="0" meta:page-count="1" meta:paragraph-count="18" meta:word-count="408" meta:character-count="2416" meta:non-whitespace-character-count="2026"/>
    <meta:generator>LibreOffice/5.4.6.2$Linux_X86_64 LibreOffice_project/40m0$Build-2</meta:generator>
  </office:meta>
</office:document-meta>
</file>